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7bf" officeooo:paragraph-rsid="001017bf"/>
    </style:style>
    <style:style style:name="P2" style:family="paragraph" style:parent-style-name="Standard">
      <style:text-properties fo:font-weight="bold" officeooo:rsid="0010b91b" officeooo:paragraph-rsid="0010b91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78b3" officeooo:paragraph-rsid="001078b3" style:font-weight-asian="bold" style:font-weight-complex="bold"/>
    </style:style>
    <style:style style:name="P4" style:family="paragraph" style:parent-style-name="Standard">
      <style:text-properties officeooo:rsid="001078b3" officeooo:paragraph-rsid="001078b3"/>
    </style:style>
    <style:style style:name="P5" style:family="paragraph" style:parent-style-name="Standard">
      <style:text-properties style:text-underline-style="none" fo:font-weight="normal" officeooo:rsid="001078b3" officeooo:paragraph-rsid="001078b3" style:font-weight-asian="normal" style:font-weight-complex="normal"/>
    </style:style>
    <style:style style:name="P6" style:family="paragraph" style:parent-style-name="Standard">
      <style:text-properties officeooo:rsid="0010b91b" officeooo:paragraph-rsid="0010b91b"/>
    </style:style>
    <style:style style:name="P7" style:family="paragraph" style:parent-style-name="Standard">
      <style:text-properties officeooo:rsid="0010b91b" officeooo:paragraph-rsid="00117acb"/>
    </style:style>
    <style:style style:name="P8" style:family="paragraph" style:parent-style-name="Standard">
      <style:text-properties officeooo:rsid="00113f2f" officeooo:paragraph-rsid="00113f2f"/>
    </style:style>
    <style:style style:name="P9" style:family="paragraph" style:parent-style-name="Standard">
      <style:text-properties officeooo:rsid="00113f2f" officeooo:paragraph-rsid="00117acb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b91b" style:font-weight-asian="normal" style:font-weight-complex="normal"/>
    </style:style>
    <style:style style:name="T3" style:family="text">
      <style:text-properties style:text-underline-style="none" fo:font-weight="normal" officeooo:rsid="00117acb" style:font-weight-asian="normal" style:font-weight-complex="normal"/>
    </style:style>
    <style:style style:name="T4" style:family="text">
      <style:text-properties officeooo:rsid="0010b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utton Name &gt; Button ID &gt; Div ID of where the button redirects</text:p>
      <text:p text:style-name="P3">Level 1 Buttons</text:p>
      <text:p text:style-name="P1">Hulk &gt; <text:s/>quest1-0 &gt;question2-0 </text:p>
      <text:p text:style-name="P1">Iron Man &gt; quest1-1&gt; <text:s/>question2-1</text:p>
      <text:p text:style-name="P1">StarLord &gt; quest1-2&gt; question2-2</text:p>
      <text:p text:style-name="P1">Thor &gt; quest1-3&gt; question2-3 </text:p>
      <text:p text:style-name="P1"/>
      <text:p text:style-name="P3">Level 2 Buttons</text:p>
      <text:p text:style-name="P5">2010&gt; quest2-0 &gt; question<text:span text:style-name="T4">3-0</text:span></text:p>
      <text:p text:style-name="P5">2008&gt; quest2-1 &gt; question<text:span text:style-name="T4">3-1</text:span></text:p>
      <text:p text:style-name="P5"/>
      <text:p text:style-name="P5">Titan&gt; quest2-2 &gt;question<text:span text:style-name="T4">3-2</text:span></text:p>
      <text:p text:style-name="P5">Asgardian&gt; quest2-3&gt; question<text:span text:style-name="T4">3-3</text:span></text:p>
      <text:p text:style-name="P5"/>
      <text:p text:style-name="P5">5 &gt; quest2-4 &gt; question<text:span text:style-name="T4">3-4</text:span></text:p>
      <text:p text:style-name="P5">6&gt; quest2-5 &gt; question<text:span text:style-name="T4">3-5</text:span></text:p>
      <text:p text:style-name="P5"/>
      <text:p text:style-name="P5">Stealing&gt; quest2-6 &gt; question<text:span text:style-name="T4">3-6</text:span></text:p>
      <text:p text:style-name="P5">Killing &gt; quest2-7&gt; question<text:span text:style-name="T4">3-7</text:span></text:p>
      <text:p text:style-name="P5"/>
      <text:p text:style-name="P5"/>
      <text:p text:style-name="P3">Level 3 Buttons</text:p>
      <text:p text:style-name="P4"><text:span text:style-name="T1">Agent Carter &gt; quest</text:span><text:span text:style-name="T2">3-0 &gt; question</text:span><text:span text:style-name="T3">4-0</text:span></text:p>
      <text:p text:style-name="P6"><text:span text:style-name="T1">Agent Karter &gt; quest3-1 &gt; question</text:span><text:span text:style-name="T3">4-1</text:span></text:p>
      <text:p text:style-name="P6"><text:span text:style-name="T1"/></text:p>
      <text:p text:style-name="P6"><text:span text:style-name="T1">Sui San &gt;quest3-2 &gt;</text:span><text:span text:style-name="T3">question4-2</text:span></text:p>
      <text:p text:style-name="P7"><text:span text:style-name="T1">Eros &gt; quest3-3 &gt; </text:span><text:span text:style-name="T3">question4-3</text:span></text:p>
      <text:p text:style-name="P6"><text:span text:style-name="T1"/></text:p>
      <text:p text:style-name="P7"><text:span text:style-name="T1">Farbauti &gt; quest3-4 &gt;</text:span><text:span text:style-name="T3">question4-4</text:span></text:p>
      <text:p text:style-name="P7"><text:span text:style-name="T1">Fenrir &gt; quest3-5 &gt; </text:span><text:span text:style-name="T3">question4-5</text:span></text:p>
      <text:p text:style-name="P6"><text:span text:style-name="T1"/></text:p>
      <text:p text:style-name="P7"><text:span text:style-name="T1">Loki’s Wife &gt; quest3-6 &gt;</text:span><text:span text:style-name="T3">question4-6</text:span></text:p>
      <text:p text:style-name="P7"><text:span text:style-name="T1">Elf &gt; quest3-7 &gt;</text:span><text:span text:style-name="T3">question4-7</text:span></text:p>
      <text:p text:style-name="P6"><text:span text:style-name="T1"/></text:p>
      <text:p text:style-name="P7"><text:span text:style-name="T1">Jormungandr &gt; quest3-8 &gt; </text:span><text:span text:style-name="T3">question4-8</text:span></text:p>
      <text:p text:style-name="P7"><text:span text:style-name="T1">Nebula &gt; quest3-9 &gt; </text:span><text:span text:style-name="T3">question4-9</text:span></text:p>
      <text:p text:style-name="P6"><text:span text:style-name="T1"/></text:p>
      <text:p text:style-name="P7"><text:span text:style-name="T1">Uru &gt; quest3-10 &gt; </text:span><text:span text:style-name="T3">question4-10</text:span></text:p>
      <text:p text:style-name="P9"><text:span text:style-name="T1">Mier&gt; quest3-11&gt; </text:span><text:span text:style-name="T3">question4-11</text:span></text:p>
      <text:p text:style-name="P8"><text:span text:style-name="T1"/></text:p>
      <text:p text:style-name="P9"><text:span text:style-name="T1">Pallamecium&gt; quest3-12 &gt; </text:span><text:span text:style-name="T3">question4-12</text:span></text:p>
      <text:p text:style-name="P9"><text:span text:style-name="T1">Palladium &gt; quest3-13</text:span><text:span text:style-name="T3">&gt; question4-13</text:span></text:p>
      <text:p text:style-name="P8"><text:span text:style-name="T1"/></text:p>
      <text:p text:style-name="P9"><text:span text:style-name="T1">Hogan &gt; quest3-14 &gt;</text:span><text:span text:style-name="T3">question4-14</text:span></text:p>
      <text:p text:style-name="P9"><text:span text:style-name="T1">Megan &gt; quest3-15&gt;</text:span><text:span text:style-name="T3">question4-15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53:19.928428894</meta:creation-date>
    <dc:date>2018-08-29T10:26:06.257810460</dc:date>
    <meta:editing-duration>PT12M2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32" meta:word-count="142" meta:character-count="978" meta:non-whitespace-character-count="864"/>
  </office:meta>
</office:document-meta>
</file>